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5DC000004654C825DD2.jpg"/>
  <manifest:file-entry manifest:media-type="image/jpeg" manifest:full-path="Pictures/10000000000005DC0000046590B5A046.jpg"/>
  <manifest:file-entry manifest:media-type="image/png" manifest:full-path="Pictures/10000000000000200000002000309F1C.png"/>
  <manifest:file-entry manifest:media-type="image/jpeg" manifest:full-path="Pictures/10000000000005DC00000465C9BA981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27cm" fo:padding-bottom="0.127cm" fo:padding-left="0.254cm" fo:padding-right="0.254cm" fo:wrap-option="no-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933cm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4cm" fo:padding-right="0.254cm" fo:wrap-option="wrap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3.767cm" fo:min-width="0cm" fo:padding-top="0cm" fo:padding-bottom="0cm" fo:padding-left="0cm" fo:padding-right="0cm" fo:wrap-option="wrap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1.199cm" fo:min-width="0cm" fo:padding-top="0.118cm" fo:padding-bottom="0.118cm" fo:padding-left="0.235cm" fo:padding-right="0.235cm" fo:wrap-option="no-wrap"/>
    </style:style>
    <style:style style:name="pr3" style:family="presentation" style:parent-style-name="Default-title">
      <style:graphic-properties fo:min-height="1.677cm"/>
    </style:style>
    <style:style style:name="pr4" style:family="presentation" style:parent-style-name="Default-outline1">
      <style:graphic-properties fo:min-height="12.323cm"/>
    </style:style>
    <style:style style:name="pr5" style:family="presentation" style:parent-style-name="Default-notes">
      <style:graphic-properties draw:fill-color="#ffffff" fo:min-height="13.773cm"/>
    </style:style>
    <style:style style:name="pr6" style:family="presentation" style:parent-style-name="Default-title">
      <style:graphic-properties draw:auto-grow-height="true" fo:min-height="1.677cm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677cm" fo:min-width="0cm" fo:padding-top="0cm" fo:padding-bottom="0cm" fo:padding-left="0cm" fo:padding-right="0cm" fo:wrap-option="wrap"/>
    </style:style>
    <style:style style:name="pr8" style:family="presentation" style:parent-style-name="Default-outline1">
      <style:graphic-properties fo:min-height="5.746cm"/>
    </style:style>
    <style:style style:name="pr9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r10" style:family="presentation" style:parent-style-name="Default-outline1">
      <style:graphic-properties fo:min-height="12.322cm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fo:min-height="12.319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align="end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text-properties fo:color="#000080" fo:font-weight="bold" style:font-weight-asian="bold" style:font-weight-complex="bold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" style:family="paragraph">
      <style:text-properties fo:font-family="'Liberation Mono'" style:font-family-generic="modern" style:font-pitch="fixed"/>
    </style:style>
    <style:style style:name="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2pt"/>
    </style:style>
    <style:style style:name="P8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12pt"/>
    </style:style>
    <style:style style:name="P11" style:family="paragraph">
      <style:paragraph-properties fo:margin-left="0cm" fo:margin-right="0cm" fo:margin-top="0.63cm" fo:margin-bottom="0cm" fo:text-indent="0cm">
        <style:tab-stops>
          <style:tab-stop style:position="1.891cm"/>
          <style:tab-stop style:position="4.431cm"/>
          <style:tab-stop style:position="6.971cm"/>
          <style:tab-stop style:position="9.511cm"/>
          <style:tab-stop style:position="12.051cm"/>
          <style:tab-stop style:position="14.591cm"/>
          <style:tab-stop style:position="17.131cm"/>
          <style:tab-stop style:position="19.671cm"/>
          <style:tab-stop style:position="22.211cm"/>
          <style:tab-stop style:position="24.751cm"/>
          <style:tab-stop style:position="27.291cm"/>
        </style:tab-stops>
      </style:paragraph-properties>
    </style:style>
    <style:style style:name="P12" style:family="paragraph">
      <style:paragraph-properties style:writing-mode="lr-tb" style:font-independent-line-spacing="true"/>
      <style:text-properties fo:color="#000080"/>
    </style:style>
    <style:style style:name="P13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4pt"/>
    </style:style>
    <style:style style:name="P14" style:family="paragraph">
      <style:paragraph-properties style:writing-mode="lr-tb" style:font-independent-line-spacing="true"/>
      <style:text-properties fo:color="#000080" fo:font-weight="bold" style:font-weight-asian="bold" style:font-weight-complex="bold"/>
    </style:style>
    <style:style style:name="T1" style:family="text">
      <style:text-properties fo:color="#ffffff" fo:font-size="48pt" fo:language="en" fo:country="US" style:font-size-asian="48pt" style:font-size-complex="48pt"/>
    </style:style>
    <style:style style:name="T2" style:family="text">
      <style:text-properties fo:font-size="10pt" fo:language="en" fo:country="US" style:font-size-asian="10pt" style:font-size-complex="10pt"/>
    </style:style>
    <style:style style:name="T3" style:family="text">
      <style:text-properties fo:color="#000000" fo:font-size="12pt" fo:language="en" fo:country="GB" style:font-family-asian="Arial" style:font-pitch-asian="variable" style:font-size-asian="12pt" style:font-family-complex="Arial" style:font-pitch-complex="variable" style:font-size-complex="12pt"/>
    </style:style>
    <style:style style:name="T4" style:family="text">
      <style:text-properties fo:color="#000080" fo:font-weight="bold" style:font-weight-asian="bold" style:font-weight-complex="bold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color="#000000"/>
    </style:style>
    <style:style style:name="T7" style:family="text">
      <style:text-properties fo:language="en" fo:country="US"/>
    </style:style>
    <style:style style:name="T8" style:family="text">
      <style:text-properties fo:color="#000080" fo:font-size="20pt" fo:font-weight="bold" style:font-size-asian="20pt" style:font-weight-asian="bold" style:font-size-complex="20pt" style:font-weight-complex="bold"/>
    </style:style>
    <style:style style:name="T9" style:family="text">
      <style:text-properties fo:font-family="'Liberation Mono'" style:font-family-generic="modern" style:font-pitch="fixed" fo:font-size="20pt" style:font-size-asian="20pt" style:font-size-complex="20pt"/>
    </style:style>
    <style:style style:name="T10" style:family="text">
      <style:text-properties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font-family="'Liberation Mono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000080" fo:font-family="Arial" style:font-style-name="Negreta" style:font-family-generic="swiss" style:font-pitch="variable" fo:font-weight="bold" style:font-weight-asian="bold" style:font-weight-complex="bold"/>
    </style:style>
    <style:style style:name="T14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000000" fo:font-family="'Courier 10 Pitch'" style:font-style-name="Bold" style:font-pitch="fixed"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000000" fo:font-weight="bold" style:font-weight-asian="bold" style:font-weight-complex="bold"/>
    </style:style>
    <style:style style:name="T17" style:family="text">
      <style:text-properties fo:color="#000000" fo:font-family="'Courier 10 Pitch'" style:font-style-name="Bold" style:font-pitch="fixed" fo:font-weight="bold" style:font-weight-asian="bold" style:font-weight-complex="bold"/>
    </style:style>
    <style:style style:name="T18" style:family="text">
      <style:text-properties fo:color="#000080" fo:language="en" fo:country="US" fo:font-weight="bold" style:font-weight-asian="bold" style:font-weight-complex="bold"/>
    </style:style>
    <style:style style:name="T19" style:family="text">
      <style:text-properties fo:color="#000000" fo:font-size="12pt" fo:language="en" fo:country="US" style:font-family-asian="Arial" style:font-pitch-asian="variable" style:font-size-asian="12pt" style:font-family-complex="Arial" style:font-pitch-complex="variable" style:font-size-complex="12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">
        <style:list-level-properties text:min-label-width="0.648cm"/>
        <style:text-properties fo:font-family="Wingdings" style:font-pitch="variable" style:font-charset="x-symbol" fo:color="#f05c0a" fo:font-size="100%"/>
      </text:list-level-style-bullet>
      <text:list-level-style-bullet text:level="2" text:bullet-char="–">
        <style:list-level-properties text:space-before="0.965cm" text:min-label-width="0.622cm"/>
        <style:text-properties fo:font-family="Arial" style:font-family-generic="swiss" style:font-pitch="variable" fo:color="#f05c0a" fo:font-size="100%"/>
      </text:list-level-style-bullet>
      <text:list-level-style-bullet text:level="3" text:bullet-char="">
        <style:list-level-properties text:space-before="1.905cm" text:min-label-width="0.657cm"/>
        <style:text-properties fo:font-family="Wingdings" style:font-pitch="variable" style:font-charset="x-symbol" fo:color="#f05c0a" fo:font-size="100%"/>
      </text:list-level-style-bullet>
      <text:list-level-style-bullet text:level="4" text:bullet-char="–">
        <style:list-level-properties text:space-before="2.879cm" text:min-label-width="0.613cm"/>
        <style:text-properties fo:font-family="Arial" style:font-family-generic="swiss" style:font-pitch="variable" fo:color="#f05c0a" fo:font-size="100%"/>
      </text:list-level-style-bullet>
      <text:list-level-style-bullet text:level="5" text:bullet-char="">
        <style:list-level-properties text:space-before="4.127cm" text:min-label-width="0.476cm"/>
        <style:text-properties fo:font-family="Wingdings" style:font-pitch="variable" style:font-charset="x-symbol" fo:color="#f05c0a" fo:font-size="100%"/>
      </text:list-level-style-bullet>
      <text:list-level-style-bullet text:level="6" text:bullet-char="">
        <style:list-level-properties text:space-before="4.127cm" text:min-label-width="0.476cm"/>
        <style:text-properties fo:font-family="Wingdings" style:font-pitch="variable" style:font-charset="x-symbol" fo:color="#f05c0a" fo:font-size="100%"/>
      </text:list-level-style-bullet>
      <text:list-level-style-bullet text:level="7" text:bullet-char="">
        <style:list-level-properties text:space-before="4.127cm" text:min-label-width="0.476cm"/>
        <style:text-properties fo:font-family="Wingdings" style:font-pitch="variable" style:font-charset="x-symbol" fo:color="#f05c0a" fo:font-size="100%"/>
      </text:list-level-style-bullet>
      <text:list-level-style-bullet text:level="8" text:bullet-char="">
        <style:list-level-properties text:space-before="4.127cm" text:min-label-width="0.476cm"/>
        <style:text-properties fo:font-family="Wingdings" style:font-pitch="variable" style:font-charset="x-symbol" fo:color="#f05c0a" fo:font-size="100%"/>
      </text:list-level-style-bullet>
      <text:list-level-style-bullet text:level="9" text:bullet-char="">
        <style:list-level-properties text:space-before="4.127cm" text:min-label-width="0.476cm"/>
        <style:text-properties fo:font-family="Wingdings" style:font-pitch="variable" style:font-charset="x-symbol" fo:color="#f05c0a" fo:font-size="100%"/>
      </text:list-level-style-bullet>
      <text:list-level-style-bullet text:level="10" text:bullet-char="">
        <style:list-level-properties text:space-before="4.127cm" text:min-label-width="0.476cm"/>
        <style:text-properties fo:font-family="Wingdings" style:font-pitch="variable" style:font-charset="x-symbol" fo:color="#f05c0a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itle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0.311cm" svg:height="3.767cm" svg:x="3.417cm" svg:y="7.492cm" presentation:class="title" presentation:user-transformed="true">
          <draw:text-box>
            <text:list text:style-name="L1">
              <text:list-header>
                <text:p text:style-name="P1"><text:span text:style-name="T1">Asterisk Project Update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2.351cm" svg:height="0.481cm" svg:x="16.695cm" svg:y="24.915cm">
            <text:list text:style-name="L2">
              <text:list-header>
                <text:p text:style-name="P1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2" draw:text-style-name="P2" draw:layer="layout" svg:width="8.246cm" svg:height="1.27cm" svg:x="10.791cm" svg:y="24.126cm">
            <text:list text:style-name="L2">
              <text:list-header>
                <text:p text:style-name="P1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3" draw:text-style-name="P2" draw:layer="layout" svg:width="13.74cm" svg:height="9.525cm" svg:x="2.65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" draw:layer="layout" svg:width="15.236cm" svg:height="11.435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17.009cm" svg:height="1.677cm" svg:x="4.038cm" svg:y="0.466cm" presentation:class="title">
          <draw:text-box>
            <text:p>State of Asterisk</text:p>
          </draw:text-box>
        </draw:frame>
        <draw:frame presentation:style-name="pr4" draw:layer="layout" svg:width="19.36cm" svg:height="12.573cm" svg:x="3.5cm" svg:y="3.801cm" presentation:class="outline" presentation:user-transformed="true">
          <draw:text-box>
            <text:list text:style-name="L3">
              <text:list-item>
                <text:p><text:span text:style-name="T4">Asterisk 11 – soon to be released</text:span></text:p>
                <text:list>
                  <text:list-item>
                    <text:p><text:span text:style-name="T5">Long Term Support (LTS) Release</text:span></text:p>
                  </text:list-item>
                </text:list>
              </text:list-item>
              <text:list-item>
                <text:p><text:span text:style-name="T4">Enhance user experience</text:span></text:p>
                <text:list>
                  <text:list-item>
                    <text:p>Logging and dialplan enhancements</text:p>
                  </text:list-item>
                  <text:list-item>
                    <text:p>System configuration</text:p>
                  </text:list-item>
                </text:list>
              </text:list-item>
              <text:list-item>
                <text:p><text:span text:style-name="T4">Extend capabilities introduced in Asterisk 10</text:span></text:p>
                <text:list>
                  <text:list-item>
                    <text:p>Media negotiation</text:p>
                  </text:list-item>
                </text:list>
              </text:list-item>
              <text:list-item>
                <text:p><text:span text:style-name="T4">Cutting edge new features</text:span></text:p>
                <text:list>
                  <text:list-item>
                    <text:p>WebRTC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1.659cm" svg:height="8.745cm" svg:x="3.734cm" svg:y="0.882cm" draw:page-number="2" presentation:class="page"/>
          <draw:frame presentation:style-name="pr5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17.009cm" svg:height="1.677cm" svg:x="4.038cm" svg:y="0.466cm" presentation:class="title">
          <draw:text-box>
            <text:p>Future of Asterisk</text:p>
          </draw:text-box>
        </draw:frame>
        <draw:frame presentation:style-name="pr4" draw:text-style-name="P3" draw:layer="layout" svg:width="18.521cm" svg:height="12.573cm" svg:x="3.5cm" svg:y="3.801cm" presentation:class="outline">
          <draw:text-box>
            <text:list text:style-name="L3">
              <text:list-item>
                <text:p text:style-name="P3"><text:span text:style-name="T4">AstriDevCon</text:span></text:p>
                <text:list>
                  <text:list-item>
                    <text:p><text:span text:style-name="T5">Established goals for version 12</text:span></text:p>
                  </text:list-item>
                </text:list>
              </text:list-item>
              <text:list-item>
                <text:p text:style-name="P3"><text:span text:style-name="T4">SIP</text:span></text:p>
                <text:list>
                  <text:list-item>
                    <text:p><text:span text:style-name="T5">Extensible</text:span></text:p>
                  </text:list-item>
                  <text:list-item>
                    <text:p><text:span text:style-name="T5">Maintainability</text:span></text:p>
                  </text:list-item>
                </text:list>
              </text:list-item>
              <text:list-item>
                <text:p text:style-name="P3"><text:span text:style-name="T4">APIs</text:span></text:p>
                <text:list>
                  <text:list-item>
                    <text:p><text:span text:style-name="T5">Easier to build applications on top of Asterisk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1.659cm" svg:height="8.745cm" svg:x="3.734cm" svg:y="0.882cm" draw:page-number="3" presentation:class="page"/>
          <draw:frame presentation:style-name="pr5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3" presentation:use-date-time-name="dtd1">
        <office:forms form:automatic-focus="false" form:apply-design-mode="false"/>
        <draw:frame presentation:style-name="pr6" draw:layer="layout" svg:width="17.009cm" svg:height="1.677cm" svg:x="4.038cm" svg:y="0.466cm" presentation:class="title">
          <draw:text-box>
            <text:p>Asterisk Community Developers</text:p>
          </draw:text-box>
        </draw:frame>
        <draw:frame presentation:style-name="pr4" draw:layer="layout" svg:width="9.037cm" svg:height="12.573cm" svg:x="2.535cm" svg:y="3.81cm" presentation:class="outline" presentation:user-transformed="true">
          <draw:text-box>
            <text:list text:style-name="L3">
              <text:list-item>
                <text:p>Walter Doekes</text:p>
              </text:list-item>
              <text:list-item>
                <text:p>Thomas Arimont</text:p>
              </text:list-item>
              <text:list-item>
                <text:p>Jeremy Kister</text:p>
              </text:list-item>
              <text:list-item>
                <text:p>alecdavis</text:p>
              </text:list-item>
              <text:list-item>
                <text:p>Oleg A. Arkhangelsky</text:p>
              </text:list-item>
              <text:list-item>
                <text:p>russell <text:s text:c="11"/></text:p>
              </text:list-item>
              <text:list-item>
                <text:p>may <text:s text:c="15"/></text:p>
              </text:list-item>
              <text:list-item>
                <text:p>pabelanger <text:s text:c="8"/></text:p>
              </text:list-item>
              <text:list-item>
                <text:p>tilghman <text:s text:c="10"/></text:p>
              </text:list-item>
              <text:list-item>
                <text:p>schmidts <text:s text:c="10"/></text:p>
              </text:list-item>
              <text:list-item>
                <text:p>tzafrir <text:s text:c="11"/></text:p>
              </text:list-item>
              <text:list-item>
                <text:p>oej <text:s text:c="15"/></text:p>
              </text:list-item>
              <text:list-item>
                <text:p>irroot <text:s text:c="12"/></text:p>
              </text:list-item>
              <text:list-item>
                <text:p>lathama <text:s text:c="11"/></text:p>
              </text:list-item>
              <text:list-item>
                <text:p>wedhorn <text:s text:c="11"/></text:p>
              </text:list-item>
              <text:list-item>
                <text:p>igorg <text:s text:c="13"/></text:p>
              </text:list-item>
              <text:list-item>
                <text:p>Michael L Young</text:p>
              </text:list-item>
            </text:list>
          </draw:text-box>
        </draw:frame>
        <draw:frame presentation:style-name="pr4" draw:layer="layout" svg:width="9.037cm" svg:height="12.573cm" svg:x="9.485cm" svg:y="3.81cm" presentation:class="outline" presentation:user-transformed="true">
          <draw:text-box>
            <text:list text:style-name="L3">
              <text:list-item>
                <text:p>Sean Bright</text:p>
              </text:list-item>
              <text:list-item>
                <text:p>lmadsen <text:s text:c="11"/></text:p>
              </text:list-item>
              <text:list-item>
                <text:p>Clod Patry <text:s text:c="8"/></text:p>
              </text:list-item>
              <text:list-item>
                <text:p>Byron Clark <text:s text:c="7"/></text:p>
              </text:list-item>
              <text:list-item>
                <text:p>Jeremiah Gowdy <text:s text:c="4"/></text:p>
              </text:list-item>
              <text:list-item>
                <text:p>Yuri <text:s text:c="14"/></text:p>
              </text:list-item>
              <text:list-item>
                <text:p>may213 <text:s text:c="12"/></text:p>
              </text:list-item>
              <text:list-item>
                <text:p>John Covert <text:s text:c="7"/></text:p>
              </text:list-item>
              <text:list-item>
                <text:p>Bryon Clark <text:s text:c="7"/></text:p>
              </text:list-item>
              <text:list-item>
                <text:p>Kirill Katsnelson <text:s/></text:p>
              </text:list-item>
              <text:list-item>
                <text:p>Corey Farrell <text:s text:c="5"/></text:p>
              </text:list-item>
              <text:list-item>
                <text:p>Peter Racz <text:s text:c="8"/></text:p>
              </text:list-item>
              <text:list-item>
                <text:p>Alex Villacis Lasso</text:p>
              </text:list-item>
              <text:list-item>
                <text:p>Andrey Solovyev <text:s/></text:p>
              </text:list-item>
              <text:list-item>
                <text:p>ddkprog <text:s text:c="9"/></text:p>
              </text:list-item>
              <text:list-item>
                <text:p>zvision <text:s text:c="9"/></text:p>
              </text:list-item>
              <text:list-item>
                <text:p>Guenther Kelleter</text:p>
              </text:list-item>
            </text:list>
          </draw:text-box>
        </draw:frame>
        <draw:frame presentation:style-name="pr4" draw:layer="layout" svg:width="9.037cm" svg:height="12.573cm" svg:x="16.335cm" svg:y="3.81cm" presentation:class="outline" presentation:user-transformed="true">
          <draw:text-box>
            <text:list text:style-name="L3">
              <text:list-item>
                <text:p>kobaz</text:p>
              </text:list-item>
              <text:list-item>
                <text:p>David Chappell</text:p>
              </text:list-item>
              <text:list-item>
                <text:p>Sergio González Martín</text:p>
              </text:list-item>
              <text:list-item>
                <text:p>Nuno Borges <text:s text:c="5"/></text:p>
              </text:list-item>
              <text:list-item>
                <text:p>David M <text:s text:c="9"/></text:p>
              </text:list-item>
              <text:list-item>
                <text:p>under <text:s text:c="11"/></text:p>
              </text:list-item>
              <text:list-item>
                <text:p>jlpedrosa <text:s text:c="7"/></text:p>
              </text:list-item>
              <text:list-item>
                <text:p>Nic Colledge <text:s text:c="4"/></text:p>
              </text:list-item>
              <text:list-item>
                <text:p>Cameron Twomey <text:s text:c="2"/></text:p>
              </text:list-item>
              <text:list-item>
                <text:p>Egor Gorlin <text:s text:c="5"/></text:p>
              </text:list-item>
              <text:list-item>
                <text:p>jcollie <text:s text:c="9"/></text:p>
              </text:list-item>
              <text:list-item>
                <text:p>Renato dos Santos</text:p>
              </text:list-item>
              <text:list-item>
                <text:p>Irontec <text:s text:c="5"/></text:p>
              </text:list-item>
              <text:list-item>
                <text:p>Nitesh Bansal</text:p>
              </text:list-item>
              <text:list-item>
                <text:p>Filip Jenicek</text:p>
              </text:list-item>
              <text:list-item>
                <text:p>Italo Rossi</text:p>
              </text:list-item>
              <text:list-item>
                <text:p>sque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1.659cm" svg:height="8.745cm" svg:x="3.734cm" svg:y="0.882cm" draw:page-number="4" presentation:class="page"/>
          <draw:frame presentation:style-name="pr5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17.009cm" svg:height="1.677cm" svg:x="4.038cm" svg:y="0.466cm" presentation:class="title" presentation:user-transformed="true">
          <draw:text-box>
            <text:p>User Experience</text:p>
          </draw:text-box>
        </draw:frame>
        <draw:frame presentation:style-name="pr4" draw:layer="layout" svg:width="18.521cm" svg:height="12.573cm" svg:x="3.5cm" svg:y="3.801cm" presentation:class="outline">
          <draw:text-box>
            <text:list text:style-name="L3">
              <text:list-item>
                <text:p><text:span text:style-name="T4">AMI Event Documentation</text:span></text:p>
                <text:list>
                  <text:list-item>
                    <text:p>Initial subset</text:p>
                  </text:list-item>
                  <text:list-item>
                    <text:p>CLI commands</text:p>
                  </text:list-item>
                  <text:list-item>
                    <text:p>On the Asterisk wiki</text:p>
                  </text:list-item>
                </text:list>
              </text:list-item>
              <text:list-item>
                <text:p><text:span text:style-name="T4">Call ID Logging</text:span></text:p>
                <text:list>
                  <text:list-item>
                    <text:p><text:span text:style-name="T6">Contributed by Clod Patry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1.659cm" svg:height="8.745cm" svg:x="3.734cm" svg:y="0.882cm" draw:page-number="5" presentation:class="page"/>
          <draw:frame presentation:style-name="pr5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17.009cm" svg:height="1.677cm" svg:x="4.038cm" svg:y="0.466cm" presentation:class="title" presentation:user-transformed="true">
          <draw:text-box>
            <text:p>Call ID Logging</text:p>
          </draw:text-box>
        </draw:frame>
        <draw:frame presentation:style-name="pr4" draw:layer="layout" svg:width="24.13cm" svg:height="12.573cm" svg:x="0.635cm" svg:y="3.801cm" presentation:class="outline" presentation:user-transformed="true">
          <draw:text-box>
            <text:p>[Oct 24 11:12:40] VERBOSE[18080] file.c: <text:s text:c="4"/>-- &lt;Local/100@default-00000009;1&gt; Playing 'tt-weasels.gsm' (language 'en')</text:p>
            <text:p>[Oct 24 11:12:40] VERBOSE[18082] pbx.c: <text:s text:c="4"/>-- Executing [100@default:3] Echo("Local/100@default-00000009;2", "") in new stack</text:p>
            <text:p>[Oct 24 11:12:42] VERBOSE[17983] pbx.c: <text:s text:c="4"/>-- Executing [101@default:4] Playback("Local/100@default-00000000;1", "beep") in new stack</text:p>
            <text:p>[Oct 24 11:12:42] VERBOSE[17993] pbx.c: <text:s text:c="4"/>-- Executing [101@default:4] Playback("Local/100@default-00000001;1", "beep") in new stack</text:p>
            <text:p>[Oct 24 11:12:42] VERBOSE[18004] pbx.c: <text:s text:c="4"/>-- Executing [101@default:4] Playback("Local/100@default-00000002;1", "beep") in new stack</text:p>
            <text:p>[Oct 24 11:12:42] VERBOSE[18015] pbx.c: <text:s text:c="4"/>-- Executing [101@default:4] Playback("Local/100@default-00000003;1", "beep") in new stack</text:p>
            <text:p>[Oct 24 11:12:42] VERBOSE[18026] pbx.c: <text:s text:c="4"/>-- Executing [101@default:4] Playback("Local/100@default-00000004;1", "beep") in new stack</text:p>
            <text:p>[Oct 24 11:12:42] VERBOSE[18004] file.c: <text:s text:c="4"/>-- &lt;Local/100@default-00000002;1&gt; Playing 'beep.gsm' (language 'en')</text:p>
            <text:p>[Oct 24 11:12:42] VERBOSE[18015] file.c: <text:s text:c="4"/>-- &lt;Local/100@default-00000003;1&gt; Playing 'beep.gsm' (language 'en')</text:p>
            <text:p>[Oct 24 11:12:42] VERBOSE[17993] file.c: <text:s text:c="4"/>-- &lt;Local/100@default-00000001;1&gt; Playing 'beep.gsm' (language 'en')</text:p>
            <text:p/>
          </draw:text-box>
        </draw:frame>
        <presentation:notes draw:style-name="dp2" presentation:use-date-time-name="dtd1">
          <draw:page-thumbnail draw:style-name="gr4" draw:layer="layout" svg:width="11.659cm" svg:height="8.745cm" svg:x="3.734cm" svg:y="0.882cm" draw:page-number="6" presentation:class="page"/>
          <draw:frame presentation:style-name="pr5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17.009cm" svg:height="1.677cm" svg:x="4.038cm" svg:y="0.466cm" presentation:class="title" presentation:user-transformed="true">
          <draw:text-box>
            <text:p>Call ID Logging</text:p>
          </draw:text-box>
        </draw:frame>
        <draw:frame presentation:style-name="pr4" draw:layer="layout" svg:width="24.13cm" svg:height="12.573cm" svg:x="0.635cm" svg:y="3.801cm" presentation:class="outline" presentation:user-transformed="true">
          <draw:text-box>
            <text:p>[Oct 24 11:12:40] VERBOSE[18080][C-00000009] file.c: <text:s text:c="4"/>-- &lt;Local/100@default-00000009;1&gt; Playing 'tt-weasels.gsm' (language 'en')</text:p>
            <text:p>[Oct 24 11:12:40] VERBOSE[18082][C-00000009] pbx.c: <text:s text:c="4"/>-- Executing [100@default:3] Echo("Local/100@default-00000009;2", "") in new stack</text:p>
            <text:p>[Oct 24 11:12:42] VERBOSE[17983][C-00000000] pbx.c: <text:s text:c="4"/>-- Executing [101@default:4] Playback("Local/100@default-00000000;1", "beep") in new stack</text:p>
            <text:p>[Oct 24 11:12:42] VERBOSE[17993][C-00000001] pbx.c: <text:s text:c="4"/>-- Executing [101@default:4] Playback("Local/100@default-00000001;1", "beep") in new stack</text:p>
            <text:p>[Oct 24 11:12:42] VERBOSE[18004][C-00000002] pbx.c: <text:s text:c="4"/>-- Executing [101@default:4] Playback("Local/100@default-00000002;1", "beep") in new stack</text:p>
            <text:p>[Oct 24 11:12:42] VERBOSE[18015][C-00000003] pbx.c: <text:s text:c="4"/>-- Executing [101@default:4] Playback("Local/100@default-00000003;1", "beep") in new stack</text:p>
            <text:p>[Oct 24 11:12:42] VERBOSE[18026][C-00000004] pbx.c: <text:s text:c="4"/>-- Executing [101@default:4] Playback("Local/100@default-00000004;1", "beep") in new stack</text:p>
            <text:p>[Oct 24 11:12:42] VERBOSE[18004][C-00000002] file.c: <text:s text:c="4"/>-- &lt;Local/100@default-00000002;1&gt; Playing 'beep.gsm' (language 'en')</text:p>
            <text:p>[Oct 24 11:12:42] VERBOSE[18015][C-00000003] file.c: <text:s text:c="4"/>-- &lt;Local/100@default-00000003;1&gt; Playing 'beep.gsm' (language 'en')</text:p>
            <text:p>[Oct 24 11:12:42] VERBOSE[17993][C-00000001] file.c: <text:s text:c="4"/>-- &lt;Local/100@default-00000001;1&gt; Playing 'beep.gsm' (language 'en')</text:p>
            <text:p/>
          </draw:text-box>
        </draw:frame>
        <presentation:notes draw:style-name="dp2" presentation:use-date-time-name="dtd1">
          <draw:page-thumbnail draw:style-name="gr4" draw:layer="layout" svg:width="11.659cm" svg:height="8.745cm" svg:x="3.734cm" svg:y="0.882cm" draw:page-number="7" presentation:class="page"/>
          <draw:frame presentation:style-name="pr5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17.009cm" svg:height="1.677cm" svg:x="4.038cm" svg:y="0.466cm" presentation:class="title" presentation:user-transformed="true">
          <draw:text-box>
            <text:p>Call ID Logging</text:p>
          </draw:text-box>
        </draw:frame>
        <draw:frame presentation:style-name="pr4" draw:layer="layout" svg:width="24.13cm" svg:height="12.573cm" svg:x="0.635cm" svg:y="3.801cm" presentation:class="outline" presentation:user-transformed="true">
          <draw:text-box>
            <text:p>[Oct 24 11:12:40] VERBOSE[18082][C-00000009] pbx.c: <text:s text:c="4"/>-- Executing [100@default:1] NoOp("Local/100@default-00000009;2", "") in new stack</text:p>
            <text:p>[Oct 24 11:12:40] VERBOSE[18082][C-00000009] pbx.c: <text:s text:c="4"/>-- Executing [100@default:2] Answer("Local/100@default-00000009;2", "") in new stack</text:p>
            <text:p>[Oct 24 11:12:40] VERBOSE[18080][C-00000009] pbx.c: <text:s text:c="4"/>-- Executing [101@default:1] NoOp("Local/100@default-00000009;1", "") in new stack</text:p>
            <text:p>[Oct 24 11:12:40] VERBOSE[18080][C-00000009] pbx.c: <text:s text:c="4"/>-- Executing [101@default:2] Verbose("Local/100@default-00000009;1", "1, Hey, we're doing stuff") in new stack</text:p>
            <text:p>[Oct 24 11:12:40] VERBOSE[18080][C-00000009] app_verbose.c: <text:s text:c="2"/>Hey, we're doing stuff</text:p>
            <text:p>[Oct 24 11:12:40] VERBOSE[18080][C-00000009] pbx.c: <text:s text:c="4"/>-- Executing [101@default:3] Playback("Local/100@default-00000009;1", "tt-weasels") in new stack</text:p>
            <text:p>[Oct 24 11:12:40] VERBOSE[18080][C-00000009] file.c: <text:s text:c="4"/>-- &lt;Local/100@default-00000009;1&gt; Playing 'tt-weasels.gsm' (language 'en')</text:p>
            <text:p>[Oct 24 11:12:40] VERBOSE[18082][C-00000009] pbx.c: <text:s text:c="4"/>-- Executing [100@default:3] Echo("Local/100@default-00000009;2", "") in new stack</text:p>
            <text:p>[Oct 24 11:12:42] VERBOSE[18080][C-00000009] pbx.c: <text:s text:c="4"/>-- Executing [101@default:4] Playback("Local/100@default-00000009;1", "beep") in new stack</text:p>
            <text:p>[Oct 24 11:12:42] VERBOSE[18080][C-00000009] file.c: <text:s text:c="4"/>-- &lt;Local/100@default-00000009;1&gt; Playing 'beep.gsm' (language 'en')</text:p>
            <text:p>[Oct 24 11:12:43] VERBOSE[18080][C-00000009] pbx.c: <text:s text:c="4"/>-- Executing [101@default:5] Hangup("Local/100@default-00000009;1", "") in new stack</text:p>
            <text:p/>
          </draw:text-box>
        </draw:frame>
        <presentation:notes draw:style-name="dp2" presentation:use-date-time-name="dtd1">
          <draw:page-thumbnail draw:style-name="gr4" draw:layer="layout" svg:width="11.659cm" svg:height="8.745cm" svg:x="3.734cm" svg:y="0.882cm" draw:page-number="8" presentation:class="page"/>
          <draw:frame presentation:style-name="pr5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4T14" presentation:use-date-time-name="dtd1">
        <office:forms form:automatic-focus="false" form:apply-design-mode="false"/>
        <draw:frame presentation:style-name="pr7" draw:text-style-name="P5" draw:layer="layout" svg:width="17.009cm" svg:height="1.677cm" svg:x="4.038cm" svg:y="0.466cm" presentation:class="title">
          <draw:text-box>
            <text:list text:style-name="L1">
              <text:list-header>
                <text:p text:style-name="P4"><text:span text:style-name="T7">Pre-Dial Handlers</text:span></text:p>
              </text:list-header>
            </text:list>
          </draw:text-box>
        </draw:frame>
        <draw:frame presentation:style-name="pr8" draw:text-style-name="P3" draw:layer="layout" svg:width="18.521cm" svg:height="5.089cm" svg:x="3.5cm" svg:y="3.801cm" presentation:class="outline" presentation:user-transformed="true">
          <draw:text-box>
            <text:list text:style-name="L3">
              <text:list-item>
                <text:p><text:span text:style-name="T8">Execute a dialplan subroutine on the caller and callee channels before the callees are dialed.</text:span></text:p>
              </text:list-item>
              <text:list-item>
                <text:p><text:span text:style-name="T8">Contributed by Mark Murawski</text:span></text:p>
              </text:list-item>
            </text:list>
            <text:p><text:span text:style-name="T8"/></text:p>
          </draw:text-box>
        </draw:frame>
        <draw:frame presentation:style-name="pr8" draw:text-style-name="P6" draw:layer="layout" svg:width="24.13cm" svg:height="8.89cm" svg:x="0.635cm" svg:y="8.255cm" presentation:class="outline" presentation:user-transformed="true">
          <draw:text-box>
            <text:p><text:span text:style-name="T9">[incoming-calls]</text:span><text:span text:style-name="T9"><text:line-break/></text:span><text:span text:style-name="T9">exten =&gt; s,1,NoOp(Incoming channel!)</text:span><text:span text:style-name="T9"><text:line-break/></text:span><text:span text:style-name="T9">same =&gt; n,Dial(tech1/id1,,b(callee^s^1(arg1^arg2))B(caller^s^1))</text:span><text:span text:style-name="T9"><text:line-break/></text:span><text:span text:style-name="T9">same =&gt; n,Hangup()</text:span></text:p>
            <text:p><text:span text:style-name="T9">[callee]</text:span><text:span text:style-name="T9"><text:line-break/></text:span><text:span text:style-name="T9">exten =&gt; s,1,NoOp(${ARG1} and ${ARG2})</text:span><text:span text:style-name="T9"><text:line-break/></text:span><text:span text:style-name="T9">same =&gt; n,Return()</text:span></text:p>
            <text:p><text:span text:style-name="T9">[caller]</text:span><text:span text:style-name="T9"><text:line-break/></text:span><text:span text:style-name="T9">exten =&gt; s,1,NoOp(No args here)</text:span><text:span text:style-name="T9"><text:line-break/></text:span><text:span text:style-name="T9">same =&gt; n,Return()</text:span></text:p>
          </draw:text-box>
        </draw:frame>
        <presentation:notes draw:style-name="dp2" presentation:use-date-time-name="dtd1">
          <draw:custom-shape draw:name="Rectangle 7" draw:style-name="gr1" draw:text-style-name="P7" draw:layer="layout" svg:width="2.351cm" svg:height="0.481cm" svg:x="16.695cm" svg:y="24.915cm">
            <text:list text:style-name="L2">
              <text:list-header>
                <text:p text:style-name="P1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2" draw:text-style-name="P7" draw:layer="layout" svg:width="8.246cm" svg:height="1.27cm" svg:x="10.791cm" svg:y="24.126cm">
            <text:list text:style-name="L2">
              <text:list-header>
                <text:p text:style-name="P1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9cm" svg:y="1.905cm" draw:page-number="9" presentation:class="page"/>
          <draw:frame presentation:style-name="pr9" draw:text-style-name="P2" draw:layer="layout" svg:width="13.97cm" svg:height="11.431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page10" draw:style-name="dp4" draw:master-page-name="Default" presentation:presentation-page-layout-name="AL4T14" presentation:use-date-time-name="dtd1">
        <office:forms form:automatic-focus="false" form:apply-design-mode="false"/>
        <draw:frame presentation:style-name="pr7" draw:text-style-name="P5" draw:layer="layout" svg:width="17.009cm" svg:height="1.677cm" svg:x="4.038cm" svg:y="0.466cm" presentation:class="title">
          <draw:text-box>
            <text:list text:style-name="L1">
              <text:list-header>
                <text:p text:style-name="P4"><text:span text:style-name="T7">Cause Code Capture</text:span></text:p>
              </text:list-header>
            </text:list>
          </draw:text-box>
        </draw:frame>
        <draw:frame draw:style-name="gr5" draw:text-style-name="P8" draw:layer="layout" svg:width="23.692cm" svg:height="1.945cm" svg:x="1.27cm" svg:y="3.175cm">
          <draw:text-box>
            <text:p><text:span text:style-name="T10"/></text:p>
            <text:p><text:span text:style-name="T10"/></text:p>
          </draw:text-box>
        </draw:frame>
        <draw:frame presentation:style-name="pr8" draw:text-style-name="P3" draw:layer="layout" svg:width="18.521cm" svg:height="5.996cm" svg:x="3.5cm" svg:y="3.801cm" presentation:class="outline">
          <draw:text-box>
            <text:list text:style-name="L3">
              <text:list-item>
                <text:p><text:span text:style-name="T8">Allows capture of technology-specific and Asterisk cause codes after branched dials.</text:span></text:p>
              </text:list-item>
              <text:list-item>
                <text:p><text:span text:style-name="T8">Helps parallel dial situations</text:span></text:p>
              </text:list-item>
            </text:list>
          </draw:text-box>
        </draw:frame>
        <draw:frame presentation:style-name="pr8" draw:layer="layout" svg:width="18.521cm" svg:height="5.996cm" svg:x="3.5cm" svg:y="10.367cm" presentation:class="outline">
          <draw:text-box>
            <text:p><text:span text:style-name="T10"/></text:p>
            <text:p><text:span text:style-name="T11">[incoming-calls]</text:span><text:span text:style-name="T11"><text:line-break/></text:span><text:span text:style-name="T11">exten =&gt; s,1,NoOp(Incoming channel!)</text:span><text:span text:style-name="T11"><text:line-break/></text:span><text:span text:style-name="T11">same =&gt; n,Dial(tech1/id1&amp;tech2/id2&amp;tech3/id3,,g)</text:span><text:span text:style-name="T11"><text:line-break/></text:span><text:span text:style-name="T11">same =&gt; n,Set(ARRAY(CHAN1,REST)=${HANGUPCAUSE_KEYS()})</text:span><text:span text:style-name="T11"><text:line-break/></text:span><text:span text:style-name="T11">same =&gt; n,NoOp(${HANGUPCAUSE(${CHAN1})})</text:span></text:p>
            <text:p><text:span text:style-name="T11"/></text:p>
          </draw:text-box>
        </draw:frame>
        <presentation:notes draw:style-name="dp2" presentation:use-date-time-name="dtd1">
          <draw:custom-shape draw:name="Rectangle 7" draw:style-name="gr1" draw:text-style-name="P7" draw:layer="layout" svg:width="2.351cm" svg:height="0.481cm" svg:x="16.695cm" svg:y="24.915cm">
            <text:list text:style-name="L2">
              <text:list-header>
                <text:p text:style-name="P1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2" draw:text-style-name="P7" draw:layer="layout" svg:width="8.246cm" svg:height="1.27cm" svg:x="10.791cm" svg:y="24.126cm">
            <text:list text:style-name="L2">
              <text:list-header>
                <text:p text:style-name="P1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9cm" svg:y="1.905cm" draw:page-number="10" presentation:class="page"/>
          <draw:frame presentation:style-name="pr9" draw:text-style-name="P2" draw:layer="layout" svg:width="13.97cm" svg:height="11.431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page11" draw:style-name="dp4" draw:master-page-name="Default" presentation:presentation-page-layout-name="AL4T14" presentation:use-date-time-name="dtd1">
        <office:forms form:automatic-focus="false" form:apply-design-mode="false"/>
        <draw:frame presentation:style-name="pr7" draw:text-style-name="P5" draw:layer="layout" svg:width="17.009cm" svg:height="1.677cm" svg:x="4.038cm" svg:y="0.466cm" presentation:class="title">
          <draw:text-box>
            <text:list text:style-name="L1">
              <text:list-header>
                <text:p text:style-name="P4"><text:span text:style-name="T7">Hangup Handlers</text:span></text:p>
              </text:list-header>
            </text:list>
          </draw:text-box>
        </draw:frame>
        <draw:frame draw:style-name="gr5" draw:text-style-name="P9" draw:layer="layout" svg:width="23.692cm" svg:height="2.792cm" svg:x="1.27cm" svg:y="3.175cm">
          <draw:text-box>
            <text:p><text:span text:style-name="T12"/></text:p>
            <text:p><text:span text:style-name="T12"/></text:p>
            <text:p><text:span text:style-name="T12"/></text:p>
          </draw:text-box>
        </draw:frame>
        <draw:frame presentation:style-name="pr8" draw:text-style-name="P3" draw:layer="layout" svg:width="18.521cm" svg:height="5.996cm" svg:x="3.5cm" svg:y="3.801cm" presentation:class="outline" presentation:user-transformed="true">
          <draw:text-box>
            <text:list text:style-name="L3">
              <text:list-item>
                <text:p><text:span text:style-name="T8">Run a dialplan subroutine on a channel on hangup.</text:span></text:p>
              </text:list-item>
              <text:list-item>
                <text:p><text:span text:style-name="T8">Similar to 'h' extension, but follows the channel</text:span></text:p>
              </text:list-item>
              <text:list-item>
                <text:p><text:span text:style-name="T8">Contributed by Mark Murawski</text:span></text:p>
              </text:list-item>
            </text:list>
          </draw:text-box>
        </draw:frame>
        <draw:frame presentation:style-name="pr8" draw:text-style-name="P6" draw:layer="layout" svg:width="22.225cm" svg:height="5.996cm" svg:x="1.27cm" svg:y="10.367cm" presentation:class="outline" presentation:user-transformed="true">
          <draw:text-box>
            <text:p><text:span text:style-name="T9">[incoming-calls]</text:span><text:span text:style-name="T9"><text:line-break/></text:span><text:span text:style-name="T9">exten =&gt; s,1,NoOp(Incoming channel!)</text:span><text:span text:style-name="T9"><text:line-break/></text:span><text:span text:style-name="T9">same =&gt; n,Set(CHANNEL(hangup_handler_push)=hdlr1,s,1(args))</text:span><text:span text:style-name="T9"><text:line-break/></text:span><text:span text:style-name="T9">same =&gt; n,Hangup()</text:span></text:p>
            <text:p><text:span text:style-name="T9">[hdlr1]</text:span><text:span text:style-name="T9"><text:line-break/></text:span><text:span text:style-name="T9">exten =&gt; s,1,NoOp(${ARG1})</text:span><text:span text:style-name="T9"><text:line-break/></text:span><text:span text:style-name="T9">same =&gt; n,Return()</text:span></text:p>
          </draw:text-box>
        </draw:frame>
        <presentation:notes draw:style-name="dp2" presentation:use-date-time-name="dtd1">
          <draw:custom-shape draw:name="Rectangle 7" draw:style-name="gr1" draw:text-style-name="P7" draw:layer="layout" svg:width="2.351cm" svg:height="0.481cm" svg:x="16.695cm" svg:y="24.915cm">
            <text:list text:style-name="L2">
              <text:list-header>
                <text:p text:style-name="P1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2" draw:text-style-name="P7" draw:layer="layout" svg:width="8.246cm" svg:height="1.27cm" svg:x="10.791cm" svg:y="24.126cm">
            <text:list text:style-name="L2">
              <text:list-header>
                <text:p text:style-name="P1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9cm" svg:y="1.905cm" draw:page-number="11" presentation:class="page"/>
          <draw:frame presentation:style-name="pr9" draw:text-style-name="P2" draw:layer="layout" svg:width="13.97cm" svg:height="11.431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page12" draw:style-name="dp3" draw:master-page-name="Default" presentation:presentation-page-layout-name="AL4T14" presentation:use-date-time-name="dtd1">
        <office:forms form:automatic-focus="false" form:apply-design-mode="false"/>
        <draw:frame presentation:style-name="pr6" draw:layer="layout" svg:width="17.009cm" svg:height="1.677cm" svg:x="4.038cm" svg:y="0.466cm" presentation:class="title" presentation:user-transformed="true">
          <draw:text-box>
            <text:p>Private Party Identification</text:p>
          </draw:text-box>
        </draw:frame>
        <draw:frame presentation:style-name="pr4" draw:text-style-name="P3" draw:layer="layout" svg:width="18.521cm" svg:height="12.709cm" svg:x="3.5cm" svg:y="3.801cm" presentation:class="outline" presentation:user-transformed="true">
          <draw:text-box>
            <text:list text:style-name="L3">
              <text:list-item>
                <text:p><text:span text:style-name="T4">Provides both a public and private representation of party identification for devices</text:span></text:p>
              </text:list-item>
              <text:list-item>
                <text:p><text:span text:style-name="T4">Can mix and match public/private from dialplan</text:span></text:p>
              </text:list-item>
              <text:list-item>
                <text:p><text:span text:style-name="T4">Built on top of Caller ID/Connected Line functionality</text:span></text:p>
              </text:list-item>
              <text:list-item>
                <text:p><text:span text:style-name="T13">Contributed by Guenther Kelleter and Thomas Arimont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1.659cm" svg:height="8.745cm" svg:x="3.734cm" svg:y="0.882cm" draw:page-number="12" presentation:class="page"/>
          <draw:frame presentation:style-name="pr5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17.009cm" svg:height="1.677cm" svg:x="4.038cm" svg:y="0.466cm" presentation:class="title" presentation:user-transformed="true">
          <draw:text-box>
            <text:p>FEATURE and FEATURE_MAP</text:p>
          </draw:text-box>
        </draw:frame>
        <draw:frame presentation:style-name="pr10" draw:layer="layout" svg:width="21.646cm" svg:height="12.572cm" svg:x="3.5cm" svg:y="3.801cm" presentation:class="outline" presentation:user-transformed="true">
          <draw:text-box>
            <text:list text:style-name="L3">
              <text:list-item>
                <text:p><text:span text:style-name="T4">Channel-specific feature options</text:span></text:p>
              </text:list-item>
              <text:list-item>
                <text:p><text:span text:style-name="T4">FEATURE</text:span></text:p>
                <text:list>
                  <text:list-item>
                    <text:p><text:span text:style-name="T14">Get or set an option</text:span></text:p>
                  </text:list-item>
                </text:list>
                <text:p><text:span text:style-name="T15">exten =&gt; 2000,1,Set(FEATURE(parkingtime)=15)</text:span></text:p>
              </text:list-item>
              <text:list-item>
                <text:p><text:span text:style-name="T4">FEATUREMAP</text:span></text:p>
                <text:list>
                  <text:list-item>
                    <text:p><text:span text:style-name="T16">Get or set DTMF sequence for a feature</text:span></text:p>
                  </text:list-item>
                </text:list>
                <text:p><text:span text:style-name="T17">exten =&gt; 2000,1,Set(FEATUREMAP(atxfer)=*2)</text:span></text:p>
              </text:list-item>
              <text:list-item>
                <text:p><text:span text:style-name="T13">Contributed by Russell Bryant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1.659cm" svg:height="8.745cm" svg:x="3.734cm" svg:y="0.882cm" draw:page-number="13" presentation:class="page"/>
          <draw:frame presentation:style-name="pr5" draw:text-style-name="P10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Lorem ipsum dolor sit amet" draw:style-name="dp4" draw:master-page-name="Default" presentation:presentation-page-layout-name="AL1T0" presentation:use-date-time-name="dtd1">
        <office:forms form:automatic-focus="false" form:apply-design-mode="false"/>
        <draw:frame presentation:style-name="pr7" draw:text-style-name="P2" draw:layer="layout" svg:width="17.009cm" svg:height="1.677cm" svg:x="4.038cm" svg:y="0.466cm" presentation:class="title" presentation:user-transformed="true">
          <draw:text-box>
            <text:p>IPv6 Support</text:p>
          </draw:text-box>
        </draw:frame>
        <draw:frame presentation:style-name="pr11" draw:text-style-name="P12" draw:layer="layout" svg:width="18.521cm" svg:height="12.572cm" svg:x="3.5cm" svg:y="3.801cm" presentation:class="outline" presentation:user-transformed="true">
          <draw:text-box>
            <text:list text:style-name="L3">
              <text:list-item>
                <text:p text:style-name="P11"><text:span text:style-name="T18">ExternalIVR</text:span></text:p>
              </text:list-item>
              <text:list-item>
                <text:p text:style-name="P11"><text:span text:style-name="T18">FastAGI</text:span></text:p>
              </text:list-item>
              <text:list-item>
                <text:p text:style-name="P11"><text:span text:style-name="T18">AMI</text:span></text:p>
              </text:list-item>
              <text:list-item>
                <text:p text:style-name="P11"><text:span text:style-name="T18">Security Event Framework</text:span></text:p>
              </text:list-item>
              <text:list-item>
                <text:p text:style-name="P11"><text:span text:style-name="T18">Contributed by Sean Bright and Michael Young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7" draw:layer="layout" svg:width="2.351cm" svg:height="0.481cm" svg:x="16.695cm" svg:y="24.915cm">
            <text:list text:style-name="L2">
              <text:list-header>
                <text:p text:style-name="P1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2" draw:text-style-name="P7" draw:layer="layout" svg:width="8.246cm" svg:height="1.27cm" svg:x="10.791cm" svg:y="24.126cm">
            <text:list text:style-name="L2">
              <text:list-header>
                <text:p text:style-name="P1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9cm" svg:y="1.905cm" draw:page-number="14" presentation:class="page"/>
          <draw:frame presentation:style-name="pr9" draw:text-style-name="P2" draw:layer="layout" svg:width="13.97cm" svg:height="11.431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page15" draw:style-name="dp4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17.009cm" svg:height="1.677cm" svg:x="4.038cm" svg:y="0.466cm" presentation:class="title" presentation:user-transformed="true">
          <draw:text-box>
            <text:list text:style-name="L1">
              <text:list-header>
                <text:p text:style-name="P4"><text:span text:style-name="T7">Named Callgroups and Pickup Groups</text:span></text:p>
              </text:list-header>
            </text:list>
          </draw:text-box>
        </draw:frame>
        <draw:frame presentation:style-name="pr10" draw:layer="layout" svg:width="18.521cm" svg:height="12.572cm" svg:x="3.5cm" svg:y="3.801cm" presentation:class="outline">
          <draw:text-box>
            <text:list text:style-name="L3">
              <text:list-item>
                <text:p><text:span text:style-name="T4">old way</text:span></text:p>
                <text:p><text:span text:style-name="T17">[sip_peer]</text:span></text:p>
                <text:p><text:span text:style-name="T17">callgroup=1,2,5,13</text:span></text:p>
                <text:p><text:span text:style-name="T17">pickupgroup=1,4,5,13</text:span></text:p>
              </text:list-item>
              <text:list-item>
                <text:p><text:span text:style-name="T4">new way</text:span></text:p>
                <text:p><text:span text:style-name="T17">[sip_peer]</text:span></text:p>
                <text:p><text:span text:style-name="T17">namedcallgroup = sales, eng, dev</text:span></text:p>
                <text:p><text:span text:style-name="T17">namedpickupgroup = sales, dev, eggs</text:span></text:p>
              </text:list-item>
              <text:list-item>
                <text:p><text:span text:style-name="T13">Contributed by Guenther Kelleter and Thomas Arimont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6" draw:text-style-name="P13" draw:layer="layout" svg:width="2.351cm" svg:height="0.481cm" svg:x="16.695cm" svg:y="24.915cm">
            <text:list text:style-name="L2">
              <text:list-header>
                <text:p text:style-name="P1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5cm" svg:y="1.905cm" draw:page-number="15" presentation:class="page"/>
          <draw:frame presentation:style-name="pr9" draw:text-style-name="P2" draw:layer="layout" svg:width="15.231cm" svg:height="11.431cm" svg:x="1.904cm" svg:y="12.065cm" presentation:class="notes" presentation:user-transformed="true">
            <draw:text-box>
              <text:p/>
            </draw:text-box>
          </draw:frame>
          <draw:custom-shape draw:name="Slide Number Placeholder 3" draw:style-name="gr7" draw:text-style-name="P13" draw:layer="layout" svg:width="8.246cm" svg:height="1.27cm" svg:x="10.791cm" svg:y="24.126cm">
            <text:list text:style-name="L2">
              <text:list-header>
                <text:p text:style-name="P1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3" draw:master-page-name="Default" presentation:presentation-page-layout-name="AL4T14" presentation:use-date-time-name="dtd1">
        <office:forms form:automatic-focus="false" form:apply-design-mode="false"/>
        <draw:frame presentation:style-name="pr6" draw:layer="layout" svg:width="17.009cm" svg:height="1.677cm" svg:x="4.038cm" svg:y="0.466cm" presentation:class="title">
          <draw:text-box>
            <text:p>Named ACLs</text:p>
          </draw:text-box>
        </draw:frame>
        <draw:frame presentation:style-name="pr4" draw:text-style-name="P3" draw:layer="layout" svg:width="18.521cm" svg:height="5.996cm" svg:x="3.5cm" svg:y="3.801cm" presentation:class="outline">
          <draw:text-box>
            <text:list text:style-name="L3">
              <text:list-item>
                <text:p><text:span text:style-name="T4">Shared across multiple consumers</text:span></text:p>
              </text:list-item>
              <text:list-item>
                <text:p><text:span text:style-name="T4">Intuitive way of referencing ACLs</text:span></text:p>
              </text:list-item>
              <text:list-item>
                <text:p><text:span text:style-name="T4">Contributed by Olle Johansson </text:span></text:p>
              </text:list-item>
            </text:list>
          </draw:text-box>
        </draw:frame>
        <draw:frame presentation:style-name="pr8" draw:layer="layout" svg:width="18.521cm" svg:height="5.996cm" svg:x="3.5cm" svg:y="10.367cm" presentation:class="outline" presentation:user-transformed="true">
          <draw:text-box>
            <text:p>[template_deny_all](!)</text:p>
            <text:p>deny=0.0.0.0/0.0.0.0</text:p>
            <text:p/>
            <text:p>[deny_all_whitelist_these](template_deny_all)</text:p>
            <text:p>permit=10.24.20.1</text:p>
            <text:p>permit=10.24.20.2</text:p>
            <text:p>permit=10.24.20.3</text:p>
          </draw:text-box>
        </draw:frame>
        <presentation:notes draw:style-name="dp2" presentation:use-date-time-name="dtd1">
          <draw:page-thumbnail draw:style-name="gr4" draw:layer="layout" svg:width="11.659cm" svg:height="8.745cm" svg:x="3.734cm" svg:y="0.882cm" draw:page-number="16" presentation:class="page"/>
          <draw:frame presentation:style-name="pr5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17.009cm" svg:height="1.677cm" svg:x="4.038cm" svg:y="0.466cm" presentation:class="title" presentation:user-transformed="true">
          <draw:text-box>
            <text:p>Corosync</text:p>
          </draw:text-box>
        </draw:frame>
        <draw:frame presentation:style-name="pr10" draw:layer="layout" svg:width="18.521cm" svg:height="12.572cm" svg:x="3.5cm" svg:y="3.801cm" presentation:class="outline">
          <draw:text-box>
            <text:list text:style-name="L3">
              <text:list-item>
                <text:p><text:span text:style-name="T4">Replaces res_ais for distributed events</text:span></text:p>
              </text:list-item>
              <text:list-item>
                <text:p><text:span text:style-name="T4">Contributed and maintained by Russell Bryant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1.659cm" svg:height="8.745cm" svg:x="3.734cm" svg:y="0.882cm" draw:page-number="17" presentation:class="page"/>
          <draw:frame presentation:style-name="pr5" draw:text-style-name="P10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" draw:style-name="dp4" draw:master-page-name="Default" presentation:use-date-time-name="dtd1">
        <office:forms form:automatic-focus="false" form:apply-design-mode="false"/>
        <draw:frame presentation:style-name="pr7" draw:text-style-name="P2" draw:layer="layout" svg:width="17.009cm" svg:height="1.677cm" svg:x="4.038cm" svg:y="0.466cm" presentation:class="title" presentation:user-transformed="true">
          <draw:text-box>
            <text:list text:style-name="L1">
              <text:list-header>
                <text:p text:style-name="P4"><text:span text:style-name="T7">Page</text:span></text:p>
              </text:list-header>
            </text:list>
          </draw:text-box>
        </draw:frame>
        <draw:frame presentation:style-name="pr12" draw:text-style-name="P14" draw:layer="layout" svg:width="18.521cm" svg:height="12.572cm" svg:x="3.5cm" svg:y="3.801cm" presentation:class="outline" presentation:user-transformed="true">
          <draw:text-box>
            <text:list text:style-name="L3">
              <text:list-item>
                <text:p text:style-name="P11"><text:span text:style-name="T18">No longer requires Meetme thus no DAHDI</text:span></text:p>
              </text:list-item>
              <text:list-item>
                <text:p text:style-name="P11"><text:span text:style-name="T18">Uses ConfBridge internally</text:span></text:p>
              </text:list-item>
              <text:list-item>
                <text:p text:style-name="P11"><text:span text:style-name="T18">Same feature set as old version</text:span></text:p>
              </text:list-item>
              <text:list-item>
                <text:p text:style-name="P11"><text:span text:style-name="T18">No changes required to take advantage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7" draw:layer="layout" svg:width="2.351cm" svg:height="0.481cm" svg:x="16.695cm" svg:y="24.915cm">
            <text:list text:style-name="L2">
              <text:list-header>
                <text:p text:style-name="P1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2" draw:text-style-name="P7" draw:layer="layout" svg:width="8.246cm" svg:height="1.27cm" svg:x="10.791cm" svg:y="24.126cm">
            <text:list text:style-name="L2">
              <text:list-header>
                <text:p text:style-name="P1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9cm" svg:y="1.905cm" draw:page-number="18" presentation:class="page"/>
          <draw:frame presentation:style-name="pr9" draw:text-style-name="P2" draw:layer="layout" svg:width="13.97cm" svg:height="11.431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page19" draw:style-name="dp5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17.009cm" svg:height="1.677cm" svg:x="4.038cm" svg:y="0.466cm" presentation:class="title" presentation:user-transformed="true">
          <draw:text-box>
            <text:p>Config-Driven Test Framework</text:p>
          </draw:text-box>
        </draw:frame>
        <draw:frame presentation:style-name="pr10" draw:text-style-name="P3" draw:layer="layout" svg:width="18.521cm" svg:height="12.572cm" svg:x="3.5cm" svg:y="3.801cm" presentation:class="outline" presentation:user-transformed="true">
          <draw:text-box>
            <text:list text:style-name="L3">
              <text:list-item>
                <text:p><text:span text:style-name="T4">Premade, multi-purpose test scenarios in the testsuite core</text:span></text:p>
              </text:list-item>
              <text:list-item>
                <text:p><text:span text:style-name="T4">test-config.yaml file drives test operation</text:span></text:p>
              </text:list-item>
              <text:list-item>
                <text:p><text:span text:style-name="T4">Eliminates repetition of common code</text:span></text:p>
              </text:list-item>
              <text:list-item>
                <text:p><text:span text:style-name="T4">Sometimes means that no new code is needed to write a test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1.659cm" svg:height="8.745cm" svg:x="3.734cm" svg:y="0.882cm" draw:page-number="19" presentation:class="page"/>
          <draw:frame presentation:style-name="pr5" draw:text-style-name="P10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Media Attributes" draw:style-name="dp4" draw:master-page-name="Default" presentation:use-date-time-name="dtd1">
        <office:forms form:automatic-focus="false" form:apply-design-mode="false"/>
        <draw:frame presentation:style-name="pr7" draw:text-style-name="P2" draw:layer="layout" svg:width="17.009cm" svg:height="1.677cm" svg:x="4.038cm" svg:y="0.466cm" presentation:class="title" presentation:user-transformed="true">
          <draw:text-box>
            <text:list text:style-name="L1">
              <text:list-header>
                <text:p text:style-name="P4"><text:span text:style-name="T7">Media Attributes</text:span></text:p>
              </text:list-header>
            </text:list>
          </draw:text-box>
        </draw:frame>
        <draw:frame presentation:style-name="pr12" draw:text-style-name="P14" draw:layer="layout" svg:width="18.521cm" svg:height="12.572cm" svg:x="3.5cm" svg:y="3.801cm" presentation:class="outline" presentation:user-transformed="true">
          <draw:text-box>
            <text:list text:style-name="L3">
              <text:list-item>
                <text:p text:style-name="P11"><text:span text:style-name="T18">SDP generation and parsing now occurs for attributes</text:span></text:p>
              </text:list-item>
              <text:list-item>
                <text:p text:style-name="P11"><text:span text:style-name="T18">Attributes passed through core</text:span></text:p>
              </text:list-item>
              <text:list-item>
                <text:p text:style-name="P11"><text:span text:style-name="T18">Means better media passthrough support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7" draw:layer="layout" svg:width="2.351cm" svg:height="0.481cm" svg:x="16.695cm" svg:y="24.915cm">
            <text:list text:style-name="L2">
              <text:list-header>
                <text:p text:style-name="P1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2" draw:text-style-name="P7" draw:layer="layout" svg:width="8.246cm" svg:height="1.27cm" svg:x="10.791cm" svg:y="24.126cm">
            <text:list text:style-name="L2">
              <text:list-header>
                <text:p text:style-name="P1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9cm" svg:y="1.905cm" draw:page-number="20" presentation:class="page"/>
          <draw:frame presentation:style-name="pr9" draw:text-style-name="P2" draw:layer="layout" svg:width="13.97cm" svg:height="11.431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H.263 and H.264 Attributes" draw:style-name="dp4" draw:master-page-name="Default" presentation:use-date-time-name="dtd1">
        <office:forms form:automatic-focus="false" form:apply-design-mode="false"/>
        <draw:frame presentation:style-name="pr7" draw:text-style-name="P2" draw:layer="layout" svg:width="17.009cm" svg:height="1.677cm" svg:x="4.038cm" svg:y="0.466cm" presentation:class="title" presentation:user-transformed="true">
          <draw:text-box>
            <text:list text:style-name="L1">
              <text:list-header>
                <text:p text:style-name="P4"><text:span text:style-name="T7">H.263 and H.264 Attributes</text:span></text:p>
              </text:list-header>
            </text:list>
          </draw:text-box>
        </draw:frame>
        <draw:frame presentation:style-name="pr12" draw:text-style-name="P14" draw:layer="layout" svg:width="18.521cm" svg:height="12.572cm" svg:x="3.5cm" svg:y="3.801cm" presentation:class="outline" presentation:user-transformed="true">
          <draw:text-box>
            <text:list text:style-name="L3">
              <text:list-item>
                <text:p text:style-name="P11"><text:span text:style-name="T18">Specific attributes in SDP passed through</text:span></text:p>
              </text:list-item>
              <text:list-item>
                <text:p text:style-name="P11"><text:span text:style-name="T18">Better video support</text:span></text:p>
              </text:list-item>
              <text:list-item>
                <text:p text:style-name="P11"><text:span text:style-name="T18">Bigger resolution, better quality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7" draw:layer="layout" svg:width="2.351cm" svg:height="0.481cm" svg:x="16.695cm" svg:y="24.915cm">
            <text:list text:style-name="L2">
              <text:list-header>
                <text:p text:style-name="P1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2" draw:text-style-name="P7" draw:layer="layout" svg:width="8.246cm" svg:height="1.27cm" svg:x="10.791cm" svg:y="24.126cm">
            <text:list text:style-name="L2">
              <text:list-header>
                <text:p text:style-name="P1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9cm" svg:y="1.905cm" draw:page-number="21" presentation:class="page"/>
          <draw:frame presentation:style-name="pr9" draw:text-style-name="P2" draw:layer="layout" svg:width="13.97cm" svg:height="11.431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page22" draw:style-name="dp4" draw:master-page-name="Default" presentation:use-date-time-name="dtd1">
        <office:forms form:automatic-focus="false" form:apply-design-mode="false"/>
        <draw:frame presentation:style-name="pr7" draw:text-style-name="P2" draw:layer="layout" svg:width="17.009cm" svg:height="1.677cm" svg:x="4.038cm" svg:y="0.466cm" presentation:class="title" presentation:user-transformed="true">
          <draw:text-box>
            <text:list text:style-name="L1">
              <text:list-header>
                <text:p text:style-name="P4"><text:span text:style-name="T7">chan_motif</text:span></text:p>
              </text:list-header>
            </text:list>
          </draw:text-box>
        </draw:frame>
        <draw:frame presentation:style-name="pr12" draw:text-style-name="P14" draw:layer="layout" svg:width="18.521cm" svg:height="12.572cm" svg:x="3.5cm" svg:y="3.801cm" presentation:class="outline" presentation:user-transformed="true">
          <draw:text-box>
            <text:list text:style-name="L3">
              <text:list-item>
                <text:p text:style-name="P11"><text:span text:style-name="T18">Jingle, Google Talk, Google Voice support</text:span></text:p>
              </text:list-item>
              <text:list-item>
                <text:p text:style-name="P11"><text:span text:style-name="T18">Core supported (we will try our best to fix issues)</text:span></text:p>
              </text:list-item>
              <text:list-item>
                <text:p text:style-name="P11"><text:span text:style-name="T18">Additional features (more codecs, more implemented specs)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7" draw:layer="layout" svg:width="2.351cm" svg:height="0.481cm" svg:x="16.695cm" svg:y="24.915cm">
            <text:list text:style-name="L2">
              <text:list-header>
                <text:p text:style-name="P1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2" draw:text-style-name="P7" draw:layer="layout" svg:width="8.246cm" svg:height="1.27cm" svg:x="10.791cm" svg:y="24.126cm">
            <text:list text:style-name="L2">
              <text:list-header>
                <text:p text:style-name="P1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9cm" svg:y="1.905cm" draw:page-number="22" presentation:class="page"/>
          <draw:frame presentation:style-name="pr9" draw:text-style-name="P2" draw:layer="layout" svg:width="13.97cm" svg:height="11.431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DTLS-SRTP" draw:style-name="dp4" draw:master-page-name="Default" presentation:use-date-time-name="dtd1">
        <office:forms form:automatic-focus="false" form:apply-design-mode="false"/>
        <draw:frame presentation:style-name="pr7" draw:text-style-name="P2" draw:layer="layout" svg:width="17.009cm" svg:height="1.677cm" svg:x="4.038cm" svg:y="0.466cm" presentation:class="title" presentation:user-transformed="true">
          <draw:text-box>
            <text:list text:style-name="L1">
              <text:list-header>
                <text:p text:style-name="P4"><text:span text:style-name="T7">DTLS-SRTP</text:span></text:p>
              </text:list-header>
            </text:list>
          </draw:text-box>
        </draw:frame>
        <draw:frame presentation:style-name="pr12" draw:text-style-name="P14" draw:layer="layout" svg:width="18.521cm" svg:height="12.572cm" svg:x="3.5cm" svg:y="3.801cm" presentation:class="outline" presentation:user-transformed="true">
          <draw:text-box>
            <text:list text:style-name="L3">
              <text:list-item>
                <text:p text:style-name="P11"><text:span text:style-name="T18">Signaling does not require encryption</text:span></text:p>
              </text:list-item>
              <text:list-item>
                <text:p text:style-name="P11"><text:span text:style-name="T18">TLS over UDP</text:span></text:p>
              </text:list-item>
              <text:list-item>
                <text:p text:style-name="P11"><text:span text:style-name="T18">Keys derived from TLS negotiation</text:span></text:p>
              </text:list-item>
              <text:list-item>
                <text:p text:style-name="P11"><text:span text:style-name="T18">Uses SRTP for encryption like normal</text:span></text:p>
              </text:list-item>
              <text:list-item>
                <text:p text:style-name="P11"><text:span text:style-name="T18">New keys can be created at a set interval</text:span></text:p>
              </text:list-item>
              <text:list-item>
                <text:p text:style-name="P11"><text:span text:style-name="T18">Bleeding edge feature, not many implementations yet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7" draw:layer="layout" svg:width="2.351cm" svg:height="0.481cm" svg:x="16.695cm" svg:y="24.915cm">
            <text:list text:style-name="L2">
              <text:list-header>
                <text:p text:style-name="P1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2" draw:text-style-name="P7" draw:layer="layout" svg:width="8.246cm" svg:height="1.27cm" svg:x="10.791cm" svg:y="24.126cm">
            <text:list text:style-name="L2">
              <text:list-header>
                <text:p text:style-name="P1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9cm" svg:y="1.905cm" draw:page-number="23" presentation:class="page"/>
          <draw:frame presentation:style-name="pr9" draw:text-style-name="P2" draw:layer="layout" svg:width="13.97cm" svg:height="11.431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ICE/STUN/TURN" draw:style-name="dp4" draw:master-page-name="Default" presentation:use-date-time-name="dtd1">
        <office:forms form:automatic-focus="false" form:apply-design-mode="false"/>
        <draw:frame presentation:style-name="pr7" draw:text-style-name="P2" draw:layer="layout" svg:width="17.009cm" svg:height="1.677cm" svg:x="4.038cm" svg:y="0.466cm" presentation:class="title" presentation:user-transformed="true">
          <draw:text-box>
            <text:list text:style-name="L1">
              <text:list-header>
                <text:p text:style-name="P4"><text:span text:style-name="T7">ICE/STUN/TURN</text:span></text:p>
              </text:list-header>
            </text:list>
          </draw:text-box>
        </draw:frame>
        <draw:frame presentation:style-name="pr12" draw:text-style-name="P14" draw:layer="layout" svg:width="18.521cm" svg:height="12.572cm" svg:x="3.5cm" svg:y="3.801cm" presentation:class="outline" presentation:user-transformed="true">
          <draw:text-box>
            <text:list text:style-name="L3">
              <text:list-item>
                <text:p text:style-name="P11"><text:span text:style-name="T18">NAT traversal specification</text:span></text:p>
              </text:list-item>
              <text:list-item>
                <text:p text:style-name="P11"><text:span text:style-name="T18">Finds best way to establish communication even if multiple possibilities exist</text:span></text:p>
              </text:list-item>
              <text:list-item>
                <text:p text:style-name="P11"><text:span text:style-name="T18">Becoming implemented in more and more devices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7" draw:layer="layout" svg:width="2.351cm" svg:height="0.481cm" svg:x="16.695cm" svg:y="24.915cm">
            <text:list text:style-name="L2">
              <text:list-header>
                <text:p text:style-name="P1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2" draw:text-style-name="P7" draw:layer="layout" svg:width="8.246cm" svg:height="1.27cm" svg:x="10.791cm" svg:y="24.126cm">
            <text:list text:style-name="L2">
              <text:list-header>
                <text:p text:style-name="P1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9cm" svg:y="1.905cm" draw:page-number="24" presentation:class="page"/>
          <draw:frame presentation:style-name="pr9" draw:text-style-name="P2" draw:layer="layout" svg:width="13.97cm" svg:height="11.431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WebRTC" draw:style-name="dp4" draw:master-page-name="Default" presentation:use-date-time-name="dtd1">
        <office:forms form:automatic-focus="false" form:apply-design-mode="false"/>
        <draw:frame presentation:style-name="pr7" draw:text-style-name="P2" draw:layer="layout" svg:width="17.009cm" svg:height="1.677cm" svg:x="4.038cm" svg:y="0.466cm" presentation:class="title" presentation:user-transformed="true">
          <draw:text-box>
            <text:list text:style-name="L1">
              <text:list-header>
                <text:p text:style-name="P4"><text:span text:style-name="T7">WebRTC</text:span></text:p>
              </text:list-header>
            </text:list>
          </draw:text-box>
        </draw:frame>
        <draw:frame presentation:style-name="pr12" draw:text-style-name="P14" draw:layer="layout" svg:width="18.521cm" svg:height="12.572cm" svg:x="3.5cm" svg:y="3.801cm" presentation:class="outline" presentation:user-transformed="true">
          <draw:text-box>
            <text:list text:style-name="L3">
              <text:list-item>
                <text:p text:style-name="P11"><text:span text:style-name="T18">Real time communication built in to the browser</text:span></text:p>
              </text:list-item>
              <text:list-item>
                <text:p text:style-name="P11"><text:span text:style-name="T18">SRTP used for media</text:span></text:p>
              </text:list-item>
              <text:list-item>
                <text:p text:style-name="P11"><text:span text:style-name="T18">ICE/STUN/TURN used for NAT traversal</text:span></text:p>
              </text:list-item>
              <text:list-item>
                <text:p text:style-name="P11"><text:span text:style-name="T18">Asterisk supports SIP for signaling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7" draw:layer="layout" svg:width="2.351cm" svg:height="0.481cm" svg:x="16.695cm" svg:y="24.915cm">
            <text:list text:style-name="L2">
              <text:list-header>
                <text:p text:style-name="P1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2" draw:text-style-name="P7" draw:layer="layout" svg:width="8.246cm" svg:height="1.27cm" svg:x="10.791cm" svg:y="24.126cm">
            <text:list text:style-name="L2">
              <text:list-header>
                <text:p text:style-name="P1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9cm" svg:y="1.905cm" draw:page-number="25" presentation:class="page"/>
          <draw:frame presentation:style-name="pr9" draw:text-style-name="P2" draw:layer="layout" svg:width="13.97cm" svg:height="11.431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page26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17.009cm" svg:height="1.677cm" svg:x="4.038cm" svg:y="0.466cm" presentation:class="title">
          <draw:text-box>
            <text:p>Asterisk 11</text:p>
          </draw:text-box>
        </draw:frame>
        <draw:frame presentation:style-name="pr4" draw:layer="layout" svg:width="18.521cm" svg:height="12.573cm" svg:x="3.5cm" svg:y="3.801cm" presentation:class="outline" presentation:user-transformed="true">
          <draw:text-box>
            <text:list text:style-name="L3">
              <text:list-item>
                <text:p><text:span text:style-name="T4">Now Available!</text:span></text:p>
              </text:list-item>
              <text:list-item>
                <text:p><text:a xlink:href="http://downloads.asterisk.org/pub/telephony/asterisk/">http://downloads.asterisk.org/pub/telephony/asterisk/</text:a></text:p>
              </text:list-item>
              <text:list-item>
                <text:p><text:a xlink:href="https://wiki.asterisk.org/wiki/display/AST/New+in+11">https://wiki.asterisk.org/wiki/display/AST/New+in+11</text:a>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1.659cm" svg:height="8.745cm" svg:x="3.734cm" svg:y="0.882cm" draw:page-number="26" presentation:class="page"/>
          <draw:frame presentation:style-name="pr5" draw:layer="layout" svg:width="17.515cm" svg:height="13.773cm" svg:x="0.881cm" svg:y="10.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dash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t-to-size="shrink-to-fit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27cm" fo:padding-bottom="0.127cm" fo:padding-left="0.254cm" fo:padding-right="0.254cm">
        <text:list-style style:name="Default-outline1">
          <text:list-level-style-bullet text:level="1" text:bullet-char="">
            <style:list-level-properties text:min-label-width="0.648cm"/>
            <style:text-properties fo:font-family="Wingdings" style:font-pitch="variable" style:font-charset="x-symbol" fo:color="#f05c0a" fo:font-size="100%"/>
          </text:list-level-style-bullet>
          <text:list-level-style-bullet text:level="2" text:bullet-char="–">
            <style:list-level-properties text:space-before="0.965cm" text:min-label-width="0.622cm"/>
            <style:text-properties fo:font-family="Arial" style:font-family-generic="swiss" style:font-pitch="variable" fo:color="#f05c0a" fo:font-size="100%"/>
          </text:list-level-style-bullet>
          <text:list-level-style-bullet text:level="3" text:bullet-char="">
            <style:list-level-properties text:space-before="1.905cm" text:min-label-width="0.657cm"/>
            <style:text-properties fo:font-family="Wingdings" style:font-pitch="variable" style:font-charset="x-symbol" fo:color="#f05c0a" fo:font-size="100%"/>
          </text:list-level-style-bullet>
          <text:list-level-style-bullet text:level="4" text:bullet-char="–">
            <style:list-level-properties text:space-before="2.879cm" text:min-label-width="0.613cm"/>
            <style:text-properties fo:font-family="Arial" style:font-family-generic="swiss" style:font-pitch="variable" fo:color="#f05c0a" fo:font-size="100%"/>
          </text:list-level-style-bullet>
          <text:list-level-style-bullet text:level="5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  <text:list-level-style-bullet text:level="6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  <text:list-level-style-bullet text:level="7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  <text:list-level-style-bullet text:level="8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  <text:list-level-style-bullet text:level="9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  <text:list-level-style-bullet text:level="10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</text:list-style>
      </style:graphic-properties>
      <style:paragraph-properties fo:margin-left="0cm" fo:margin-right="0cm" fo:margin-top="0.63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1.891cm"/>
          <style:tab-stop style:position="4.431cm"/>
          <style:tab-stop style:position="6.971cm"/>
          <style:tab-stop style:position="9.511cm"/>
          <style:tab-stop style:position="12.051cm"/>
          <style:tab-stop style:position="14.591cm"/>
          <style:tab-stop style:position="17.131cm"/>
          <style:tab-stop style:position="19.671cm"/>
          <style:tab-stop style:position="22.211cm"/>
          <style:tab-stop style:position="24.751cm"/>
          <style:tab-stop style:position="27.291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952cm"/>
          <style:tab-stop style:position="3.492cm"/>
          <style:tab-stop style:position="6.032cm"/>
          <style:tab-stop style:position="8.572cm"/>
          <style:tab-stop style:position="11.112cm"/>
          <style:tab-stop style:position="13.652cm"/>
          <style:tab-stop style:position="16.192cm"/>
          <style:tab-stop style:position="18.732cm"/>
          <style:tab-stop style:position="21.272cm"/>
          <style:tab-stop style:position="23.812cm"/>
          <style:tab-stop style:position="26.35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05c0a" fo:font-size="100%"/>
          </text:list-level-style-number>
          <text:list-level-style-bullet text:level="2" text:bullet-char="–">
            <style:list-level-properties text:space-before="0.965cm"/>
            <style:text-properties fo:font-family="Arial" style:font-family-generic="swiss" style:font-pitch="variable" fo:color="#f05c0a" fo:font-size="100%"/>
          </text:list-level-style-bullet>
          <text:list-level-style-bullet text:level="3" text:bullet-char="">
            <style:list-level-properties text:space-before="1.905cm"/>
            <style:text-properties fo:font-family="Wingdings" style:font-pitch="variable" style:font-charset="x-symbol" fo:color="#f05c0a" fo:font-size="100%"/>
          </text:list-level-style-bullet>
          <text:list-level-style-bullet text:level="4" text:bullet-char="–">
            <style:list-level-properties text:space-before="2.879cm"/>
            <style:text-properties fo:font-family="Arial" style:font-family-generic="swiss" style:font-pitch="variable" fo:color="#f05c0a" fo:font-size="100%"/>
          </text:list-level-style-bullet>
          <text:list-level-style-bullet text:level="5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  <text:list-level-style-bullet text:level="6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  <text:list-level-style-bullet text:level="7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  <text:list-level-style-bullet text:level="8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  <text:list-level-style-bullet text:level="9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  <text:list-level-style-bullet text:level="10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</text:list-style>
      </style:graphic-properties>
      <style:paragraph-properties fo:margin-left="0cm" fo:margin-right="0cm" fo:margin-top="0.63cm" fo:margin-bottom="0cm" fo:line-height="95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6pt" fo:font-style="normal" fo:text-shadow="none" style:text-underline-style="none" fo:font-weight="normal" style:font-family-asian="'ＭＳ Ｐゴシック'" style:font-pitch-asian="variable" style:font-size-asian="26pt" style:font-style-asian="normal" style:font-weight-asian="normal" style:font-family-complex="'ＭＳ Ｐゴシック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27cm" fo:padding-bottom="0.127cm" fo:padding-left="0.254cm" fo:padding-right="0.254cm">
        <text:list-style style:name="Title1-outline1">
          <text:list-level-style-bullet text:level="1" text:bullet-char="">
            <style:list-level-properties text:min-label-width="0.648cm"/>
            <style:text-properties fo:font-family="Wingdings" style:font-pitch="variable" style:font-charset="x-symbol" fo:color="#f05c0a" fo:font-size="100%"/>
          </text:list-level-style-bullet>
          <text:list-level-style-bullet text:level="2" text:bullet-char="–">
            <style:list-level-properties text:space-before="0.965cm" text:min-label-width="0.622cm"/>
            <style:text-properties fo:font-family="Arial" style:font-family-generic="swiss" style:font-pitch="variable" fo:color="#f05c0a" fo:font-size="100%"/>
          </text:list-level-style-bullet>
          <text:list-level-style-bullet text:level="3" text:bullet-char="">
            <style:list-level-properties text:space-before="1.905cm" text:min-label-width="0.657cm"/>
            <style:text-properties fo:font-family="Wingdings" style:font-pitch="variable" style:font-charset="x-symbol" fo:color="#f05c0a" fo:font-size="100%"/>
          </text:list-level-style-bullet>
          <text:list-level-style-bullet text:level="4" text:bullet-char="–">
            <style:list-level-properties text:space-before="2.879cm" text:min-label-width="0.613cm"/>
            <style:text-properties fo:font-family="Arial" style:font-family-generic="swiss" style:font-pitch="variable" fo:color="#f05c0a" fo:font-size="100%"/>
          </text:list-level-style-bullet>
          <text:list-level-style-bullet text:level="5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  <text:list-level-style-bullet text:level="6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  <text:list-level-style-bullet text:level="7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  <text:list-level-style-bullet text:level="8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  <text:list-level-style-bullet text:level="9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  <text:list-level-style-bullet text:level="10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</text:list-style>
      </style:graphic-properties>
      <style:paragraph-properties fo:margin-left="0cm" fo:margin-right="0cm" fo:margin-top="0.63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1.891cm"/>
          <style:tab-stop style:position="4.431cm"/>
          <style:tab-stop style:position="6.971cm"/>
          <style:tab-stop style:position="9.511cm"/>
          <style:tab-stop style:position="12.051cm"/>
          <style:tab-stop style:position="14.591cm"/>
          <style:tab-stop style:position="17.131cm"/>
          <style:tab-stop style:position="19.671cm"/>
          <style:tab-stop style:position="22.211cm"/>
          <style:tab-stop style:position="24.751cm"/>
          <style:tab-stop style:position="27.291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normal" style:letter-kerning="true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952cm"/>
          <style:tab-stop style:position="3.492cm"/>
          <style:tab-stop style:position="6.032cm"/>
          <style:tab-stop style:position="8.572cm"/>
          <style:tab-stop style:position="11.112cm"/>
          <style:tab-stop style:position="13.652cm"/>
          <style:tab-stop style:position="16.192cm"/>
          <style:tab-stop style:position="18.732cm"/>
          <style:tab-stop style:position="21.272cm"/>
          <style:tab-stop style:position="23.812cm"/>
          <style:tab-stop style:position="26.35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f05c0a" fo:font-size="100%"/>
          </text:list-level-style-number>
          <text:list-level-style-bullet text:level="2" text:bullet-char="–">
            <style:list-level-properties text:space-before="0.965cm"/>
            <style:text-properties fo:font-family="Arial" style:font-family-generic="swiss" style:font-pitch="variable" fo:color="#f05c0a" fo:font-size="100%"/>
          </text:list-level-style-bullet>
          <text:list-level-style-bullet text:level="3" text:bullet-char="">
            <style:list-level-properties text:space-before="1.905cm"/>
            <style:text-properties fo:font-family="Wingdings" style:font-pitch="variable" style:font-charset="x-symbol" fo:color="#f05c0a" fo:font-size="100%"/>
          </text:list-level-style-bullet>
          <text:list-level-style-bullet text:level="4" text:bullet-char="–">
            <style:list-level-properties text:space-before="2.879cm"/>
            <style:text-properties fo:font-family="Arial" style:font-family-generic="swiss" style:font-pitch="variable" fo:color="#f05c0a" fo:font-size="100%"/>
          </text:list-level-style-bullet>
          <text:list-level-style-bullet text:level="5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  <text:list-level-style-bullet text:level="6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  <text:list-level-style-bullet text:level="7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  <text:list-level-style-bullet text:level="8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  <text:list-level-style-bullet text:level="9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  <text:list-level-style-bullet text:level="10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</text:list-style>
      </style:graphic-properties>
      <style:paragraph-properties fo:margin-left="0cm" fo:margin-right="0cm" fo:margin-top="0.63cm" fo:margin-bottom="0cm" fo:line-height="95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normal" style:letter-kerning="true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6pt" fo:font-style="normal" fo:text-shadow="none" style:text-underline-style="none" fo:font-weight="normal" style:letter-kerning="true" style:font-family-asian="'ＭＳ Ｐゴシック'" style:font-pitch-asian="variable" style:font-size-asian="26pt" style:font-style-asian="normal" style:font-weight-asian="normal" style:font-family-complex="'ＭＳ Ｐゴシック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bottom" draw:auto-grow-height="true" fo:padding-top="0cm" fo:padding-bottom="0cm" fo:padding-left="0cm" fo:padding-right="0cm" fo:wrap-option="no-wrap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no-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0.685cm" fo:min-width="0cm" fo:padding-top="0.13cm" fo:padding-bottom="0.13cm" fo:padding-left="0.25cm" fo:padding-right="0.25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0.685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text-align="end" fo:text-indent="0cm" style:punctuation-wrap="hanging" style:line-break="strict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8%" fo:text-indent="0cm" style:punctuation-wrap="hanging" style:line-break="strict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9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53a81" fo:font-size="9pt" fo:language="en" fo:country="US" style:font-size-asian="9pt" style:font-size-complex="9pt"/>
    </style:style>
    <style:style style:name="MT3" style:family="text">
      <style:text-properties fo:color="#053a81" fo:font-size="9pt" fo:language="en" fo:country="US" fo:font-weight="bold" style:font-family-asian="'ＭＳ Ｐゴシック'" style:font-pitch-asian="variable" style:font-size-asian="9pt" style:font-weight-asian="bold" style:font-family-complex="'ＭＳ Ｐゴシック'" style:font-pitch-complex="variable" style:font-size-complex="9pt" style:font-weight-complex="bold"/>
    </style:style>
    <style:style style:name="MT4" style:family="text">
      <style:text-properties fo:font-size="10pt" fo:language="en" fo:country="US" style:font-size-asian="10pt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53a81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21" draw:style-name="Mgr3" draw:text-style-name="MP3" draw:layer="backgroundobjects" svg:width="25.4cm" svg:height="19.05cm" svg:x="0cm" svg:y="0cm">
        <draw:image xlink:href="Pictures/10000000000005DC0000046590B5A046.jpg" xlink:type="simple" xlink:show="embed" xlink:actuate="onLoad">
          <text:p/>
        </draw:image>
      </draw:frame>
      <draw:frame presentation:style-name="Default-outline1" draw:layer="backgroundobjects" svg:width="18.521cm" svg:height="12.573cm" svg:x="3.5cm" svg:y="3.801cm" presentation:class="outline" presentation:placeholder="true">
        <draw:text-box/>
      </draw:frame>
      <draw:custom-shape draw:name="Rectangle 9" draw:style-name="Mgr4" draw:text-style-name="MP5" draw:layer="backgroundobjects" svg:width="1.458cm" svg:height="0.382cm" svg:x="24.371cm" svg:y="18.373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17.009cm" svg:height="1.677cm" svg:x="4.038cm" svg:y="0.466cm" presentation:class="title" presentation:placeholder="true">
        <draw:text-box/>
      </draw:frame>
      <draw:custom-shape draw:name="Text Box 3" draw:style-name="Mgr5" draw:text-style-name="MP5" draw:layer="backgroundobjects" svg:width="11.771cm" svg:height="0.412cm" svg:x="6.193cm" svg:y="18.349cm">
        <text:list text:style-name="ML3">
          <text:list-header>
            <text:p text:style-name="MP6"><text:span text:style-name="MT3">Creative Innovation – Customer Satisfaction – Continual Quality Improvement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7" draw:layer="backgroundobjects" svg:width="19.05cm" svg:height="25.4cm" svg:x="0cm" svg:y="0cm">
          <text:p/>
        </draw:rect>
        <draw:page-thumbnail presentation:style-name="Default-title" draw:layer="backgroundobjects" svg:width="11.659cm" svg:height="8.745cm" svg:x="3.734cm" svg:y="0.882cm" presentation:class="page"/>
        <draw:frame presentation:style-name="Default-notes" draw:layer="backgroundobjects" svg:width="17.515cm" svg:height="13.773cm" svg:x="0.881cm" svg:y="10.68cm" presentation:class="notes" presentation:placeholder="true">
          <draw:text-box/>
        </draw:frame>
        <draw:frame presentation:style-name="Mpr1" draw:text-style-name="MP9" draw:layer="backgroundobjects" svg:width="2.351cm" svg:height="0.684cm" svg:x="16.694cm" svg:y="24.711cm" presentation:class="page-number">
          <draw:text-box>
            <text:list text:style-name="ML1">
              <text:list-header>
                <text:p text:style-name="MP8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name="Picture 18" draw:style-name="Mgr3" draw:text-style-name="MP3" draw:layer="backgroundobjects" svg:width="25.4cm" svg:height="19.05cm" svg:x="0cm" svg:y="0cm">
        <draw:image xlink:href="Pictures/10000000000005DC000004654C825DD2.jpg" xlink:type="simple" xlink:show="embed" xlink:actuate="onLoad">
          <text:p/>
        </draw:image>
      </draw:frame>
      <draw:frame draw:name="Picture 19" draw:style-name="Mgr3" draw:text-style-name="MP3" draw:layer="backgroundobjects" svg:width="25.4cm" svg:height="19.05cm" svg:x="0cm" svg:y="0cm">
        <draw:image xlink:href="Pictures/10000000000005DC00000465C9BA9811.jpg" xlink:type="simple" xlink:show="embed" xlink:actuate="onLoad">
          <text:p/>
        </draw:image>
      </draw:frame>
      <draw:frame presentation:style-name="Title1-outline1" draw:layer="backgroundobjects" svg:width="18.521cm" svg:height="12.573cm" svg:x="3.5cm" svg:y="3.801cm" presentation:class="outline" presentation:placeholder="true">
        <draw:text-box/>
      </draw:frame>
      <draw:frame presentation:style-name="Title1-title" draw:layer="backgroundobjects" svg:width="17.009cm" svg:height="1.677cm" svg:x="4.038cm" svg:y="0.466cm" presentation:class="title" presentation:placeholder="true">
        <draw:text-box/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page-thumbnail presentation:style-name="Title1-title" draw:layer="backgroundobjects" svg:width="11.659cm" svg:height="8.745cm" svg:x="3.734cm" svg:y="0.882cm" presentation:class="page"/>
        <draw:frame presentation:style-name="Title1-notes" draw:layer="backgroundobjects" svg:width="17.515cm" svg:height="13.773cm" svg:x="0.881cm" svg:y="10.68cm" presentation:class="notes" presentation:placeholder="true">
          <draw:text-box/>
        </draw:frame>
        <draw:frame presentation:style-name="Mpr2" draw:text-style-name="MP9" draw:layer="backgroundobjects" svg:width="2.351cm" svg:height="0.684cm" svg:x="16.694cm" svg:y="24.711cm" presentation:class="page-number">
          <draw:text-box>
            <text:list text:style-name="ML1">
              <text:list-header>
                <text:p text:style-name="MP8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lide 1</dc:title>
    <meta:initial-creator>Digium</meta:initial-creator>
    <meta:creation-date>2009-06-08T08:14:27</meta:creation-date>
    <dc:creator>Matt Jordan</dc:creator>
    <dc:date>2012-10-25T12:56:09</dc:date>
    <meta:editing-cycles>139</meta:editing-cycles>
    <meta:editing-duration>P1DT23H21M49S</meta:editing-duration>
    <meta:generator>LibreOffice/3.3$Unix LibreOffice_project/330m19$Build-401</meta:generator>
    <meta:document-statistic meta:object-count="164"/>
  </office:meta>
</office:document-meta>
</file>